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100000041F24CEF06.png" manifest:media-type="image/png"/>
  <manifest:file-entry manifest:full-path="Pictures/1011D75A000006B8000006B8CE89AEFD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19cm" svg:height="1.719cm" svg:x="7.006cm" svg:y="3.788cm">
          <draw:image xlink:href="Pictures/1011D75A000006B8000006B8CE89AEFD.svg" xlink:type="simple" xlink:show="embed" xlink:actuate="onLoad" draw:mime-type="image/svg+xml">
            <text:p/>
          </draw:image>
          <draw:image xlink:href="Pictures/100000010000004100000041F24CEF0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30T10:28:29.827000000</meta:creation-date>
    <meta:generator>LibreOffice/24.8.4.2$Windows_X86_64 LibreOffice_project/bb3cfa12c7b1bf994ecc5649a80400d06cd71002</meta:generator>
    <dc:date>2024-12-30T10:29:01.418000000</dc:date>
    <meta:editing-duration>PT31S</meta:editing-duration>
    <meta:editing-cycles>1</meta:editing-cycles>
    <meta:document-statistic meta:object-count="1"/>
  </office:meta>
</office:document-meta>
</file>